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_0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rdered feature</text:p>
          </table:table-cell>
          <table:table-cell/>
          <table:table-cell office:value-type="string" calcext:value-type="string">
            <text:p>mean_normal</text:p>
          </table:table-cell>
          <table:table-cell office:value-type="string" calcext:value-type="string">
            <text:p>std_normal</text:p>
          </table:table-cell>
          <table:table-cell/>
          <table:table-cell office:value-type="string" calcext:value-type="string">
            <text:p>mean_adv</text:p>
          </table:table-cell>
          <table:table-cell office:value-type="string" calcext:value-type="string">
            <text:p>std_adv</text:p>
          </table:table-cell>
        </table:table-row>
        <table:table-row table:style-name="ro1">
          <table:table-cell office:value-type="string" calcext:value-type="string">
            <text:p>signal_quality.blur_level</text:p>
          </table:table-cell>
          <table:table-cell/>
          <table:table-cell office:value-type="float" office:value="0.02118610056" calcext:value-type="float">
            <text:p>0.02118610056</text:p>
          </table:table-cell>
          <table:table-cell office:value-type="float" office:value="0.113771785583631" calcext:value-type="float">
            <text:p>0.11377178558363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compression_artefact_level</text:p>
          </table:table-cell>
          <table:table-cell/>
          <table:table-cell office:value-type="float" office:value="0.0277276318" calcext:value-type="float">
            <text:p>0.0277276318</text:p>
          </table:table-cell>
          <table:table-cell office:value-type="float" office:value="0.138745294421983" calcext:value-type="float">
            <text:p>0.138745294421983</text:p>
          </table:table-cell>
          <table:table-cell/>
          <table:table-cell office:value-type="float" office:value="0.0056036932746989" calcext:value-type="float">
            <text:p>0.005603693274699</text:p>
          </table:table-cell>
          <table:table-cell office:value-type="float" office:value="0.028133060040852" calcext:value-type="float">
            <text:p>0.028133060040852</text:p>
          </table:table-cell>
        </table:table-row>
        <table:table-row table:style-name="ro1">
          <table:table-cell office:value-type="string" calcext:value-type="string">
            <text:p>signal_quality.dynamic_noise_level</text:p>
          </table:table-cell>
          <table:table-cell/>
          <table:table-cell office:value-type="float" office:value="0.0335426398" calcext:value-type="float">
            <text:p>0.0335426398</text:p>
          </table:table-cell>
          <table:table-cell office:value-type="float" office:value="0.144258144815263" calcext:value-type="float">
            <text:p>0.144258144815263</text:p>
          </table:table-cell>
          <table:table-cell/>
          <table:table-cell office:value-type="float" office:value="0.0383382587696733" calcext:value-type="float">
            <text:p>0.038338258769673</text:p>
          </table:table-cell>
          <table:table-cell office:value-type="float" office:value="0.0652408149199855" calcext:value-type="float">
            <text:p>0.065240814919986</text:p>
          </table:table-cell>
        </table:table-row>
        <table:table-row table:style-name="ro1">
          <table:table-cell office:value-type="string" calcext:value-type="string">
            <text:p>signal_quality.static_noise_level</text:p>
          </table:table-cell>
          <table:table-cell/>
          <table:table-cell office:value-type="float" office:value="0.02734745236" calcext:value-type="float">
            <text:p>0.02734745236</text:p>
          </table:table-cell>
          <table:table-cell office:value-type="float" office:value="0.126219613971185" calcext:value-type="float">
            <text:p>0.126219613971185</text:p>
          </table:table-cell>
          <table:table-cell/>
          <table:table-cell office:value-type="float" office:value="0.32489075108966" calcext:value-type="float">
            <text:p>0.3248907510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heat_haze_level</text:p>
          </table:table-cell>
          <table:table-cell/>
          <table:table-cell office:value-type="float" office:value="0.038829268486" calcext:value-type="float">
            <text:p>0.038829268486</text:p>
          </table:table-cell>
          <table:table-cell office:value-type="float" office:value="0.125174871690444" calcext:value-type="float">
            <text:p>0.125174871690444</text:p>
          </table:table-cell>
          <table:table-cell/>
          <table:table-cell office:value-type="float" office:value="0.237252409392459" calcext:value-type="float">
            <text:p>0.237252409392459</text:p>
          </table:table-cell>
          <table:table-cell office:value-type="float" office:value="0.0769593101326305" calcext:value-type="float">
            <text:p>0.076959310132631</text:p>
          </table:table-cell>
        </table:table-row>
        <table:table-row table:style-name="ro1">
          <table:table-cell office:value-type="string" calcext:value-type="string">
            <text:p>capture.illumination_level</text:p>
          </table:table-cell>
          <table:table-cell/>
          <table:table-cell office:value-type="float" office:value="0.6557185262" calcext:value-type="float">
            <text:p>0.6557185262</text:p>
          </table:table-cell>
          <table:table-cell office:value-type="float" office:value="0.231814069793633" calcext:value-type="float">
            <text:p>0.231814069793633</text:p>
          </table:table-cell>
          <table:table-cell/>
          <table:table-cell office:value-type="float" office:value="0.824321067596056" calcext:value-type="float">
            <text:p>0.824321067596056</text:p>
          </table:table-cell>
          <table:table-cell office:value-type="float" office:value="0.176155861287849" calcext:value-type="float">
            <text:p>0.176155861287849</text:p>
          </table:table-cell>
        </table:table-row>
        <table:table-row table:style-name="ro1">
          <table:table-cell office:value-type="string" calcext:value-type="string">
            <text:p>signal_quality.line_instability</text:p>
          </table:table-cell>
          <table:table-cell/>
          <table:table-cell office:value-type="float" office:value="0.0299729656" calcext:value-type="float">
            <text:p>0.0299729656</text:p>
          </table:table-cell>
          <table:table-cell office:value-type="float" office:value="0.131850711016843" calcext:value-type="float">
            <text:p>0.131850711016843</text:p>
          </table:table-cell>
          <table:table-cell/>
          <table:table-cell office:value-type="float" office:value="0.213439634938967" calcext:value-type="float">
            <text:p>0.213439634938967</text:p>
          </table:table-cell>
          <table:table-cell office:value-type="float" office:value="0.0968168985800859" calcext:value-type="float">
            <text:p>0.096816898580086</text:p>
          </table:table-cell>
        </table:table-row>
        <table:table-row table:style-name="ro1">
          <table:table-cell office:value-type="string" calcext:value-type="string">
            <text:p>signal_quality.force_balance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191572194839877" calcext:value-type="float">
            <text:p>0.19157219483987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204124145231932" calcext:value-type="float">
            <text:p>0.204124145231932</text:p>
          </table:table-cell>
        </table:table-row>
        <table:table-row table:style-name="ro1">
          <table:table-cell office:value-type="string" calcext:value-type="string">
            <text:p>distractors.far_moving_vegetation</text:p>
          </table:table-cell>
          <table:table-cell/>
          <table:table-cell office:value-type="float" office:value="0.49760208162" calcext:value-type="float">
            <text:p>0.49760208162</text:p>
          </table:table-cell>
          <table:table-cell office:value-type="float" office:value="0.286913701032793" calcext:value-type="float">
            <text:p>0.286913701032793</text:p>
          </table:table-cell>
          <table:table-cell/>
          <table:table-cell office:value-type="float" office:value="0.499017105321251" calcext:value-type="float">
            <text:p>0.499017105321251</text:p>
          </table:table-cell>
          <table:table-cell office:value-type="float" office:value="0.302719615902204" calcext:value-type="float">
            <text:p>0.302719615902204</text:p>
          </table:table-cell>
        </table:table-row>
        <table:table-row table:style-name="ro1">
          <table:table-cell office:value-type="string" calcext:value-type="string">
            <text:p>capture.local_light_change_level</text:p>
          </table:table-cell>
          <table:table-cell/>
          <table:table-cell office:value-type="float" office:value="0.261370120082" calcext:value-type="float">
            <text:p>0.261370120082</text:p>
          </table:table-cell>
          <table:table-cell office:value-type="float" office:value="0.233666157304332" calcext:value-type="float">
            <text:p>0.233666157304332</text:p>
          </table:table-cell>
          <table:table-cell/>
          <table:table-cell office:value-type="float" office:value="0.264797420780636" calcext:value-type="float">
            <text:p>0.264797420780636</text:p>
          </table:table-cell>
          <table:table-cell office:value-type="float" office:value="0.22607436291646" calcext:value-type="float">
            <text:p>0.22607436291646</text:p>
          </table:table-cell>
        </table:table-row>
        <table:table-row table:style-name="ro1">
          <table:table-cell office:value-type="string" calcext:value-type="string">
            <text:p>occultants.semi_transparent_level</text:p>
          </table:table-cell>
          <table:table-cell/>
          <table:table-cell office:value-type="float" office:value="0.508477059459999" calcext:value-type="float">
            <text:p>0.508477059459999</text:p>
          </table:table-cell>
          <table:table-cell office:value-type="float" office:value="0.28262616757817" calcext:value-type="float">
            <text:p>0.28262616757817</text:p>
          </table:table-cell>
          <table:table-cell/>
          <table:table-cell office:value-type="float" office:value="0.543109638209965" calcext:value-type="float">
            <text:p>0.543109638209965</text:p>
          </table:table-cell>
          <table:table-cell office:value-type="float" office:value="0.285251758209901" calcext:value-type="float">
            <text:p>0.285251758209901</text:p>
          </table:table-cell>
        </table:table-row>
        <table:table-row table:style-name="ro1">
          <table:table-cell office:value-type="string" calcext:value-type="string">
            <text:p>capture.fog_level</text:p>
          </table:table-cell>
          <table:table-cell/>
          <table:table-cell office:value-type="float" office:value="0.011508148" calcext:value-type="float">
            <text:p>0.011508148</text:p>
          </table:table-cell>
          <table:table-cell office:value-type="float" office:value="0.0813651555304056" calcext:value-type="float">
            <text:p>0.081365155530406</text:p>
          </table:table-cell>
          <table:table-cell/>
          <table:table-cell office:value-type="float" office:value="0.0247866265929762" calcext:value-type="float">
            <text:p>0.024786626592976</text:p>
          </table:table-cell>
          <table:table-cell office:value-type="float" office:value="0.123933132964881" calcext:value-type="float">
            <text:p>0.123933132964881</text:p>
          </table:table-cell>
        </table:table-row>
        <table:table-row table:style-name="ro1">
          <table:table-cell office:value-type="string" calcext:value-type="string">
            <text:p>occultants.solid_level</text:p>
          </table:table-cell>
          <table:table-cell/>
          <table:table-cell office:value-type="float" office:value="0.485658209829999" calcext:value-type="float">
            <text:p>0.485658209829999</text:p>
          </table:table-cell>
          <table:table-cell office:value-type="float" office:value="0.284024831370685" calcext:value-type="float">
            <text:p>0.284024831370685</text:p>
          </table:table-cell>
          <table:table-cell/>
          <table:table-cell office:value-type="float" office:value="0.414710670472389" calcext:value-type="float">
            <text:p>0.414710670472389</text:p>
          </table:table-cell>
          <table:table-cell office:value-type="float" office:value="0.266304375828089" calcext:value-type="float">
            <text:p>0.266304375828089</text:p>
          </table:table-cell>
        </table:table-row>
        <table:table-row table:style-name="ro1">
          <table:table-cell office:value-type="string" calcext:value-type="string">
            <text:p>capture.global_light_change_level</text:p>
          </table:table-cell>
          <table:table-cell/>
          <table:table-cell office:value-type="float" office:value="0.238688249866" calcext:value-type="float">
            <text:p>0.238688249866</text:p>
          </table:table-cell>
          <table:table-cell office:value-type="float" office:value="0.212922291368267" calcext:value-type="float">
            <text:p>0.212922291368267</text:p>
          </table:table-cell>
          <table:table-cell/>
          <table:table-cell office:value-type="float" office:value="0.195915542508645" calcext:value-type="float">
            <text:p>0.195915542508645</text:p>
          </table:table-cell>
          <table:table-cell office:value-type="float" office:value="0.161659078636843" calcext:value-type="float">
            <text:p>0.161659078636843</text:p>
          </table:table-cell>
        </table:table-row>
        <table:table-row table:style-name="ro1">
          <table:table-cell office:value-type="string" calcext:value-type="string">
            <text:p>distractors.bird_level</text:p>
          </table:table-cell>
          <table:table-cell/>
          <table:table-cell office:value-type="float" office:value="0.120109589842" calcext:value-type="float">
            <text:p>0.120109589842</text:p>
          </table:table-cell>
          <table:table-cell office:value-type="float" office:value="0.140593852951052" calcext:value-type="float">
            <text:p>0.140593852951052</text:p>
          </table:table-cell>
          <table:table-cell/>
          <table:table-cell office:value-type="float" office:value="0.0688166508197234" calcext:value-type="float">
            <text:p>0.068816650819723</text:p>
          </table:table-cell>
          <table:table-cell office:value-type="float" office:value="0.0696017835194367" calcext:value-type="float">
            <text:p>0.069601783519437</text:p>
          </table:table-cell>
        </table:table-row>
        <table:table-row table:style-name="ro1">
          <table:table-cell office:value-type="string" calcext:value-type="string">
            <text:p>distractors.close_moving_vegetation</text:p>
          </table:table-cell>
          <table:table-cell/>
          <table:table-cell office:value-type="float" office:value="0.49059171898" calcext:value-type="float">
            <text:p>0.49059171898</text:p>
          </table:table-cell>
          <table:table-cell office:value-type="float" office:value="0.293937799261501" calcext:value-type="float">
            <text:p>0.293937799261501</text:p>
          </table:table-cell>
          <table:table-cell/>
          <table:table-cell office:value-type="float" office:value="0.632977198451205" calcext:value-type="float">
            <text:p>0.632977198451205</text:p>
          </table:table-cell>
          <table:table-cell office:value-type="float" office:value="0.319816178716156" calcext:value-type="float">
            <text:p>0.319816178716156</text:p>
          </table:table-cell>
        </table:table-row>
        <table:table-row table:style-name="ro1">
          <table:table-cell office:value-type="string" calcext:value-type="string">
            <text:p>vehicle1.trajectory</text:p>
          </table:table-cell>
          <table:table-cell/>
          <table:table-cell office:value-type="float" office:value="3.444" calcext:value-type="float">
            <text:p>3.444</text:p>
          </table:table-cell>
          <table:table-cell office:value-type="float" office:value="2.26475655302926" calcext:value-type="float">
            <text:p>2.26475655302926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2.41039415863879" calcext:value-type="float">
            <text:p>2.41039415863879</text:p>
          </table:table-cell>
        </table:table-row>
        <table:table-row table:style-name="ro1">
          <table:table-cell office:value-type="string" calcext:value-type="string">
            <text:p>vehicle4.trajectory</text:p>
          </table:table-cell>
          <table:table-cell/>
          <table:table-cell office:value-type="float" office:value="3.518" calcext:value-type="float">
            <text:p>3.518</text:p>
          </table:table-cell>
          <table:table-cell office:value-type="float" office:value="2.315253073335" calcext:value-type="float">
            <text:p>2.315253073335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1.99833263830958" calcext:value-type="float">
            <text:p>1.99833263830958</text:p>
          </table:table-cell>
        </table:table-row>
        <table:table-row table:style-name="ro1">
          <table:table-cell office:value-type="string" calcext:value-type="string">
            <text:p>distractors.butterfly_level</text:p>
          </table:table-cell>
          <table:table-cell/>
          <table:table-cell office:value-type="float" office:value="0.258042657058" calcext:value-type="float">
            <text:p>0.258042657058</text:p>
          </table:table-cell>
          <table:table-cell office:value-type="float" office:value="0.225879436995951" calcext:value-type="float">
            <text:p>0.225879436995951</text:p>
          </table:table-cell>
          <table:table-cell/>
          <table:table-cell office:value-type="float" office:value="0.274182492208889" calcext:value-type="float">
            <text:p>0.274182492208889</text:p>
          </table:table-cell>
          <table:table-cell office:value-type="float" office:value="0.227375769598437" calcext:value-type="float">
            <text:p>0.227375769598437</text:p>
          </table:table-cell>
        </table:table-row>
        <table:table-row table:style-name="ro1">
          <table:table-cell office:value-type="string" calcext:value-type="string">
            <text:p>vehicle3.trajectory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31096974500417" calcext:value-type="float">
            <text:p>2.3109697450041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41522945769824" calcext:value-type="float">
            <text:p>2.41522945769824</text:p>
          </table:table-cell>
        </table:table-row>
        <table:table-row table:style-name="ro1">
          <table:table-cell office:value-type="string" calcext:value-type="string">
            <text:p>vehicle4.identifier</text:p>
          </table:table-cell>
          <table:table-cell/>
          <table:table-cell office:value-type="float" office:value="7.436" calcext:value-type="float">
            <text:p>7.436</text:p>
          </table:table-cell>
          <table:table-cell office:value-type="float" office:value="4.65502336030336" calcext:value-type="float">
            <text:p>4.65502336030336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4.01746188532013" calcext:value-type="float">
            <text:p>4.01746188532013</text:p>
          </table:table-cell>
        </table:table-row>
        <table:table-row table:style-name="ro1">
          <table:table-cell office:value-type="string" calcext:value-type="string">
            <text:p>signal_quality.chrominance_V_dev</text:p>
          </table:table-cell>
          <table:table-cell/>
          <table:table-cell office:value-type="float" office:value="16.569517954" calcext:value-type="float">
            <text:p>16.569517954</text:p>
          </table:table-cell>
          <table:table-cell office:value-type="float" office:value="9.08602476842158" calcext:value-type="float">
            <text:p>9.08602476842158</text:p>
          </table:table-cell>
          <table:table-cell/>
          <table:table-cell office:value-type="float" office:value="13.6860698377544" calcext:value-type="float">
            <text:p>13.6860698377544</text:p>
          </table:table-cell>
          <table:table-cell office:value-type="float" office:value="7.89395882463499" calcext:value-type="float">
            <text:p>7.89395882463499</text:p>
          </table:table-cell>
        </table:table-row>
        <table:table-row table:style-name="ro1">
          <table:table-cell office:value-type="string" calcext:value-type="string">
            <text:p>vehicle2.identifier</text:p>
          </table:table-cell>
          <table:table-cell/>
          <table:table-cell office:value-type="float" office:value="7.334" calcext:value-type="float">
            <text:p>7.334</text:p>
          </table:table-cell>
          <table:table-cell office:value-type="float" office:value="4.60530799441763" calcext:value-type="float">
            <text:p>4.60530799441763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4.88432868126897" calcext:value-type="float">
            <text:p>4.88432868126897</text:p>
          </table:table-cell>
        </table:table-row>
        <table:table-row table:style-name="ro1">
          <table:table-cell office:value-type="string" calcext:value-type="string">
            <text:p>vehicle2.trajectory</text:p>
          </table:table-cell>
          <table:table-cell/>
          <table:table-cell office:value-type="float" office:value="3.522" calcext:value-type="float">
            <text:p>3.522</text:p>
          </table:table-cell>
          <table:table-cell office:value-type="float" office:value="2.32472033786832" calcext:value-type="float">
            <text:p>2.32472033786832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2.59293913027925" calcext:value-type="float">
            <text:p>2.59293913027925</text:p>
          </table:table-cell>
        </table:table-row>
        <table:table-row table:style-name="ro1">
          <table:table-cell office:value-type="string" calcext:value-type="string">
            <text:p>signal_quality.chrominance_U_dev</text:p>
          </table:table-cell>
          <table:table-cell/>
          <table:table-cell office:value-type="float" office:value="16.7875709166" calcext:value-type="float">
            <text:p>16.7875709166</text:p>
          </table:table-cell>
          <table:table-cell office:value-type="float" office:value="9.53376030116901" calcext:value-type="float">
            <text:p>9.53376030116901</text:p>
          </table:table-cell>
          <table:table-cell/>
          <table:table-cell office:value-type="float" office:value="14.4292747406317" calcext:value-type="float">
            <text:p>14.4292747406317</text:p>
          </table:table-cell>
          <table:table-cell office:value-type="float" office:value="9.13242159546721" calcext:value-type="float">
            <text:p>9.13242159546721</text:p>
          </table:table-cell>
        </table:table-row>
        <table:table-row table:style-name="ro1">
          <table:table-cell office:value-type="string" calcext:value-type="string">
            <text:p>vehicle5.trajectory</text:p>
          </table:table-cell>
          <table:table-cell/>
          <table:table-cell office:value-type="float" office:value="3.542" calcext:value-type="float">
            <text:p>3.542</text:p>
          </table:table-cell>
          <table:table-cell office:value-type="float" office:value="2.30626835981743" calcext:value-type="float">
            <text:p>2.30626835981743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2.42418371141023" calcext:value-type="float">
            <text:p>2.42418371141023</text:p>
          </table:table-cell>
        </table:table-row>
        <table:table-row table:style-name="ro1">
          <table:table-cell office:value-type="string" calcext:value-type="string">
            <text:p>vehicle1.identifier</text:p>
          </table:table-cell>
          <table:table-cell/>
          <table:table-cell office:value-type="float" office:value="7.482" calcext:value-type="float">
            <text:p>7.482</text:p>
          </table:table-cell>
          <table:table-cell office:value-type="float" office:value="4.50491559621911" calcext:value-type="float">
            <text:p>4.50491559621911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4.00749298190278" calcext:value-type="float">
            <text:p>4.00749298190278</text:p>
          </table:table-cell>
        </table:table-row>
        <table:table-row table:style-name="ro1">
          <table:table-cell office:value-type="string" calcext:value-type="string">
            <text:p>vehicle3.identifier</text:p>
          </table:table-cell>
          <table:table-cell/>
          <table:table-cell office:value-type="float" office:value="7.578" calcext:value-type="float">
            <text:p>7.578</text:p>
          </table:table-cell>
          <table:table-cell office:value-type="float" office:value="4.62154014009757" calcext:value-type="float">
            <text:p>4.62154014009757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3.07787805693035" calcext:value-type="float">
            <text:p>3.07787805693035</text:p>
          </table:table-cell>
        </table:table-row>
        <table:table-row table:style-name="ro1">
          <table:table-cell office:value-type="string" calcext:value-type="string">
            <text:p>signal_quality.chrominance_V_mean</text:p>
          </table:table-cell>
          <table:table-cell/>
          <table:table-cell office:value-type="float" office:value="128.065014" calcext:value-type="float">
            <text:p>128.065014</text:p>
          </table:table-cell>
          <table:table-cell office:value-type="float" office:value="9.24606760380175" calcext:value-type="float">
            <text:p>9.24606760380175</text:p>
          </table:table-cell>
          <table:table-cell/>
          <table:table-cell office:value-type="float" office:value="128.920416327505" calcext:value-type="float">
            <text:p>128.920416327505</text:p>
          </table:table-cell>
          <table:table-cell office:value-type="float" office:value="9.2391966358915" calcext:value-type="float">
            <text:p>9.2391966358915</text:p>
          </table:table-cell>
        </table:table-row>
        <table:table-row table:style-name="ro1">
          <table:table-cell office:value-type="string" calcext:value-type="string">
            <text:p>vehicle5.identifier</text:p>
          </table:table-cell>
          <table:table-cell/>
          <table:table-cell office:value-type="float" office:value="7.518" calcext:value-type="float">
            <text:p>7.518</text:p>
          </table:table-cell>
          <table:table-cell office:value-type="float" office:value="4.58472632017024" calcext:value-type="float">
            <text:p>4.58472632017024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4.86209831245729" calcext:value-type="float">
            <text:p>4.86209831245729</text:p>
          </table:table-cell>
        </table:table-row>
        <table:table-row table:style-name="ro1">
          <table:table-cell office:value-type="string" calcext:value-type="string">
            <text:p>signal_quality.chrominance_U_mean</text:p>
          </table:table-cell>
          <table:table-cell/>
          <table:table-cell office:value-type="float" office:value="128.38913" calcext:value-type="float">
            <text:p>128.38913</text:p>
          </table:table-cell>
          <table:table-cell office:value-type="float" office:value="9.36099650637071" calcext:value-type="float">
            <text:p>9.36099650637071</text:p>
          </table:table-cell>
          <table:table-cell/>
          <table:table-cell office:value-type="float" office:value="130.996627959673" calcext:value-type="float">
            <text:p>130.996627959673</text:p>
          </table:table-cell>
          <table:table-cell office:value-type="float" office:value="8.39053742855617" calcext:value-type="float">
            <text:p>8.39053742855617</text:p>
          </table:table-cell>
        </table:table-row>
        <table:table-row table:style-name="ro1">
          <table:table-cell office:value-type="string" calcext:value-type="string">
            <text:p>signal_quality.luminance_mean</text:p>
          </table:table-cell>
          <table:table-cell/>
          <table:table-cell office:value-type="float" office:value="126.8751736" calcext:value-type="float">
            <text:p>126.8751736</text:p>
          </table:table-cell>
          <table:table-cell office:value-type="float" office:value="28.5447135550558" calcext:value-type="float">
            <text:p>28.5447135550558</text:p>
          </table:table-cell>
          <table:table-cell/>
          <table:table-cell office:value-type="float" office:value="128.662965541172" calcext:value-type="float">
            <text:p>128.662965541172</text:p>
          </table:table-cell>
          <table:table-cell office:value-type="float" office:value="24.5748860027956" calcext:value-type="float">
            <text:p>24.5748860027956</text:p>
          </table:table-cell>
        </table:table-row>
        <table:table-row table:style-name="ro1">
          <table:table-cell office:value-type="string" calcext:value-type="string">
            <text:p>signal_quality.luminance_dev</text:p>
          </table:table-cell>
          <table:table-cell/>
          <table:table-cell office:value-type="float" office:value="47.160466264" calcext:value-type="float">
            <text:p>47.160466264</text:p>
          </table:table-cell>
          <table:table-cell office:value-type="float" office:value="27.0622711889857" calcext:value-type="float">
            <text:p>27.0622711889857</text:p>
          </table:table-cell>
          <table:table-cell/>
          <table:table-cell office:value-type="float" office:value="38.2915551275084" calcext:value-type="float">
            <text:p>38.2915551275084</text:p>
          </table:table-cell>
          <table:table-cell office:value-type="float" office:value="25.5731603088939" calcext:value-type="float">
            <text:p>25.5731603088939</text:p>
          </table:table-cell>
        </table:table-row>
        <table:table-row table:style-name="ro1">
          <table:table-cell office:value-type="string" calcext:value-type="string">
            <text:p>capture.humidity_leve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frame_instability</text:p>
          </table:table-cell>
          <table:table-cell/>
          <table:table-cell office:value-type="float" office:value="0.0324038582" calcext:value-type="float">
            <text:p>0.0324038582</text:p>
          </table:table-cell>
          <table:table-cell office:value-type="float" office:value="0.147643608023091" calcext:value-type="float">
            <text:p>0.147643608023091</text:p>
          </table:table-cell>
          <table:table-cell/>
          <table:table-cell office:value-type="float" office:value="0.06689112" calcext:value-type="float">
            <text:p>0.06689112</text:p>
          </table:table-cell>
          <table:table-cell office:value-type="float" office:value="0.232961716034223" calcext:value-type="float">
            <text:p>0.232961716034223</text:p>
          </table:table-cell>
        </table:table-row>
      </table:table>
      <table:table table:name="t_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rdered feature</text:p>
          </table:table-cell>
          <table:table-cell/>
          <table:table-cell office:value-type="string" calcext:value-type="string">
            <text:p>mean_normal</text:p>
          </table:table-cell>
          <table:table-cell office:value-type="string" calcext:value-type="string">
            <text:p>std_normal</text:p>
          </table:table-cell>
          <table:table-cell/>
          <table:table-cell office:value-type="string" calcext:value-type="string">
            <text:p>mean_adv</text:p>
          </table:table-cell>
          <table:table-cell office:value-type="string" calcext:value-type="string">
            <text:p>std_adv</text:p>
          </table:table-cell>
        </table:table-row>
        <table:table-row table:style-name="ro1">
          <table:table-cell office:value-type="string" calcext:value-type="string">
            <text:p>signal_quality.blur_level</text:p>
          </table:table-cell>
          <table:table-cell/>
          <table:table-cell office:value-type="float" office:value="0.02118610056" calcext:value-type="float">
            <text:p>0.02118610056</text:p>
          </table:table-cell>
          <table:table-cell office:value-type="float" office:value="0.113661693547049" calcext:value-type="float">
            <text:p>0.11366169354704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compression_artefact_level</text:p>
          </table:table-cell>
          <table:table-cell/>
          <table:table-cell office:value-type="float" office:value="0.0277276318" calcext:value-type="float">
            <text:p>0.0277276318</text:p>
          </table:table-cell>
          <table:table-cell office:value-type="float" office:value="0.138611770307072" calcext:value-type="float">
            <text:p>0.13861177030707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dynamic_noise_level</text:p>
          </table:table-cell>
          <table:table-cell/>
          <table:table-cell office:value-type="float" office:value="0.0335426398" calcext:value-type="float">
            <text:p>0.0335426398</text:p>
          </table:table-cell>
          <table:table-cell office:value-type="float" office:value="0.144121363293918" calcext:value-type="float">
            <text:p>0.14412136329391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static_noise_level</text:p>
          </table:table-cell>
          <table:table-cell/>
          <table:table-cell office:value-type="float" office:value="0.02734745236" calcext:value-type="float">
            <text:p>0.02734745236</text:p>
          </table:table-cell>
          <table:table-cell office:value-type="float" office:value="0.126099032840169" calcext:value-type="float">
            <text:p>0.126099032840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heat_haze_level</text:p>
          </table:table-cell>
          <table:table-cell/>
          <table:table-cell office:value-type="float" office:value="0.038829268486" calcext:value-type="float">
            <text:p>0.038829268486</text:p>
          </table:table-cell>
          <table:table-cell office:value-type="float" office:value="0.125061487786126" calcext:value-type="float">
            <text:p>0.125061487786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illumination_level</text:p>
          </table:table-cell>
          <table:table-cell/>
          <table:table-cell office:value-type="float" office:value="0.6557185262" calcext:value-type="float">
            <text:p>0.6557185262</text:p>
          </table:table-cell>
          <table:table-cell office:value-type="float" office:value="0.231605349963023" calcext:value-type="float">
            <text:p>0.231605349963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line_instability</text:p>
          </table:table-cell>
          <table:table-cell/>
          <table:table-cell office:value-type="float" office:value="0.0299729656" calcext:value-type="float">
            <text:p>0.0299729656</text:p>
          </table:table-cell>
          <table:table-cell office:value-type="float" office:value="0.131725377448092" calcext:value-type="float">
            <text:p>0.131725377448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force_balance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191387717779991" calcext:value-type="float">
            <text:p>0.19138771777999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stractors.far_moving_vegetation</text:p>
          </table:table-cell>
          <table:table-cell/>
          <table:table-cell office:value-type="float" office:value="0.49760208162" calcext:value-type="float">
            <text:p>0.49760208162</text:p>
          </table:table-cell>
          <table:table-cell office:value-type="float" office:value="0.287019510214706" calcext:value-type="float">
            <text:p>0.28701951021470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local_light_change_level</text:p>
          </table:table-cell>
          <table:table-cell/>
          <table:table-cell office:value-type="float" office:value="0.261370120082" calcext:value-type="float">
            <text:p>0.261370120082</text:p>
          </table:table-cell>
          <table:table-cell office:value-type="float" office:value="0.233668080073316" calcext:value-type="float">
            <text:p>0.233668080073316</text:p>
          </table:table-cell>
          <table:table-cell/>
          <table:table-cell office:value-type="float" office:value="0.00473470513363599" calcext:value-type="float">
            <text:p>0.004734705133636</text:p>
          </table:table-cell>
          <table:table-cell office:value-type="float" office:value="0.0236735256681799" calcext:value-type="float">
            <text:p>0.02367352566818</text:p>
          </table:table-cell>
        </table:table-row>
        <table:table-row table:style-name="ro1">
          <table:table-cell office:value-type="string" calcext:value-type="string">
            <text:p>occultants.semi_transparent_level</text:p>
          </table:table-cell>
          <table:table-cell/>
          <table:table-cell office:value-type="float" office:value="0.508477059459999" calcext:value-type="float">
            <text:p>0.508477059459999</text:p>
          </table:table-cell>
          <table:table-cell office:value-type="float" office:value="0.28262616757817" calcext:value-type="float">
            <text:p>0.28262616757817</text:p>
          </table:table-cell>
          <table:table-cell/>
          <table:table-cell office:value-type="float" office:value="0.985689875524913" calcext:value-type="float">
            <text:p>0.985689875524913</text:p>
          </table:table-cell>
          <table:table-cell office:value-type="float" office:value="0.0309220028500178" calcext:value-type="float">
            <text:p>0.030922002850018</text:p>
          </table:table-cell>
        </table:table-row>
        <table:table-row table:style-name="ro1">
          <table:table-cell office:value-type="string" calcext:value-type="string">
            <text:p>capture.fog_level</text:p>
          </table:table-cell>
          <table:table-cell/>
          <table:table-cell office:value-type="float" office:value="0.011508148" calcext:value-type="float">
            <text:p>0.011508148</text:p>
          </table:table-cell>
          <table:table-cell office:value-type="float" office:value="0.0813651555304056" calcext:value-type="float">
            <text:p>0.081365155530406</text:p>
          </table:table-cell>
          <table:table-cell/>
          <table:table-cell office:value-type="float" office:value="0.00906893185952274" calcext:value-type="float">
            <text:p>0.009068931859523</text:p>
          </table:table-cell>
          <table:table-cell office:value-type="float" office:value="0.031388419081454" calcext:value-type="float">
            <text:p>0.031388419081454</text:p>
          </table:table-cell>
        </table:table-row>
        <table:table-row table:style-name="ro1">
          <table:table-cell office:value-type="string" calcext:value-type="string">
            <text:p>occultants.solid_level</text:p>
          </table:table-cell>
          <table:table-cell/>
          <table:table-cell office:value-type="float" office:value="0.485658209829999" calcext:value-type="float">
            <text:p>0.485658209829999</text:p>
          </table:table-cell>
          <table:table-cell office:value-type="float" office:value="0.284024831370685" calcext:value-type="float">
            <text:p>0.284024831370685</text:p>
          </table:table-cell>
          <table:table-cell/>
          <table:table-cell office:value-type="float" office:value="0.153022310037316" calcext:value-type="float">
            <text:p>0.153022310037316</text:p>
          </table:table-cell>
          <table:table-cell office:value-type="float" office:value="0.172090066807852" calcext:value-type="float">
            <text:p>0.172090066807852</text:p>
          </table:table-cell>
        </table:table-row>
        <table:table-row table:style-name="ro1">
          <table:table-cell office:value-type="string" calcext:value-type="string">
            <text:p>capture.global_light_change_level</text:p>
          </table:table-cell>
          <table:table-cell/>
          <table:table-cell office:value-type="float" office:value="0.238688249866" calcext:value-type="float">
            <text:p>0.238688249866</text:p>
          </table:table-cell>
          <table:table-cell office:value-type="float" office:value="0.212922291368267" calcext:value-type="float">
            <text:p>0.212922291368267</text:p>
          </table:table-cell>
          <table:table-cell/>
          <table:table-cell office:value-type="float" office:value="0.741667745778786" calcext:value-type="float">
            <text:p>0.741667745778786</text:p>
          </table:table-cell>
          <table:table-cell office:value-type="float" office:value="0.212889088119379" calcext:value-type="float">
            <text:p>0.212889088119379</text:p>
          </table:table-cell>
        </table:table-row>
        <table:table-row table:style-name="ro1">
          <table:table-cell office:value-type="string" calcext:value-type="string">
            <text:p>distractors.bird_level</text:p>
          </table:table-cell>
          <table:table-cell/>
          <table:table-cell office:value-type="float" office:value="0.120109589842" calcext:value-type="float">
            <text:p>0.120109589842</text:p>
          </table:table-cell>
          <table:table-cell office:value-type="float" office:value="0.140593852951052" calcext:value-type="float">
            <text:p>0.140593852951052</text:p>
          </table:table-cell>
          <table:table-cell/>
          <table:table-cell office:value-type="float" office:value="0.0275658195993854" calcext:value-type="float">
            <text:p>0.027565819599385</text:p>
          </table:table-cell>
          <table:table-cell office:value-type="float" office:value="0.0799384137763499" calcext:value-type="float">
            <text:p>0.07993841377635</text:p>
          </table:table-cell>
        </table:table-row>
        <table:table-row table:style-name="ro1">
          <table:table-cell office:value-type="string" calcext:value-type="string">
            <text:p>distractors.close_moving_vegetation</text:p>
          </table:table-cell>
          <table:table-cell/>
          <table:table-cell office:value-type="float" office:value="0.49059171898" calcext:value-type="float">
            <text:p>0.49059171898</text:p>
          </table:table-cell>
          <table:table-cell office:value-type="float" office:value="0.293937799261501" calcext:value-type="float">
            <text:p>0.293937799261501</text:p>
          </table:table-cell>
          <table:table-cell/>
          <table:table-cell office:value-type="float" office:value="0.628110837136045" calcext:value-type="float">
            <text:p>0.628110837136045</text:p>
          </table:table-cell>
          <table:table-cell office:value-type="float" office:value="0.262284222950786" calcext:value-type="float">
            <text:p>0.262284222950786</text:p>
          </table:table-cell>
        </table:table-row>
        <table:table-row table:style-name="ro1">
          <table:table-cell office:value-type="string" calcext:value-type="string">
            <text:p>vehicle1.trajectory</text:p>
          </table:table-cell>
          <table:table-cell/>
          <table:table-cell office:value-type="float" office:value="3.444" calcext:value-type="float">
            <text:p>3.444</text:p>
          </table:table-cell>
          <table:table-cell office:value-type="float" office:value="2.26475655302926" calcext:value-type="float">
            <text:p>2.26475655302926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2.66583320308429" calcext:value-type="float">
            <text:p>2.66583320308429</text:p>
          </table:table-cell>
        </table:table-row>
        <table:table-row table:style-name="ro1">
          <table:table-cell office:value-type="string" calcext:value-type="string">
            <text:p>vehicle4.trajectory</text:p>
          </table:table-cell>
          <table:table-cell/>
          <table:table-cell office:value-type="float" office:value="3.518" calcext:value-type="float">
            <text:p>3.518</text:p>
          </table:table-cell>
          <table:table-cell office:value-type="float" office:value="2.315253073335" calcext:value-type="float">
            <text:p>2.315253073335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2.1855586623714" calcext:value-type="float">
            <text:p>2.1855586623714</text:p>
          </table:table-cell>
        </table:table-row>
        <table:table-row table:style-name="ro1">
          <table:table-cell office:value-type="string" calcext:value-type="string">
            <text:p>distractors.butterfly_level</text:p>
          </table:table-cell>
          <table:table-cell/>
          <table:table-cell office:value-type="float" office:value="0.258042657058" calcext:value-type="float">
            <text:p>0.258042657058</text:p>
          </table:table-cell>
          <table:table-cell office:value-type="float" office:value="0.225879436995951" calcext:value-type="float">
            <text:p>0.225879436995951</text:p>
          </table:table-cell>
          <table:table-cell/>
          <table:table-cell office:value-type="float" office:value="0.311918910888896" calcext:value-type="float">
            <text:p>0.311918910888896</text:p>
          </table:table-cell>
          <table:table-cell office:value-type="float" office:value="0.232106559642558" calcext:value-type="float">
            <text:p>0.232106559642558</text:p>
          </table:table-cell>
        </table:table-row>
        <table:table-row table:style-name="ro1">
          <table:table-cell office:value-type="string" calcext:value-type="string">
            <text:p>vehicle3.trajectory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31096974500417" calcext:value-type="float">
            <text:p>2.31096974500417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2.05507501890645" calcext:value-type="float">
            <text:p>2.05507501890645</text:p>
          </table:table-cell>
        </table:table-row>
        <table:table-row table:style-name="ro1">
          <table:table-cell office:value-type="string" calcext:value-type="string">
            <text:p>vehicle4.identifier</text:p>
          </table:table-cell>
          <table:table-cell/>
          <table:table-cell office:value-type="float" office:value="7.436" calcext:value-type="float">
            <text:p>7.436</text:p>
          </table:table-cell>
          <table:table-cell office:value-type="float" office:value="4.65502336030336" calcext:value-type="float">
            <text:p>4.65502336030336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3.98831626963894" calcext:value-type="float">
            <text:p>3.98831626963894</text:p>
          </table:table-cell>
        </table:table-row>
        <table:table-row table:style-name="ro1">
          <table:table-cell office:value-type="string" calcext:value-type="string">
            <text:p>signal_quality.chrominance_V_dev</text:p>
          </table:table-cell>
          <table:table-cell/>
          <table:table-cell office:value-type="float" office:value="16.569517954" calcext:value-type="float">
            <text:p>16.569517954</text:p>
          </table:table-cell>
          <table:table-cell office:value-type="float" office:value="9.08602476842158" calcext:value-type="float">
            <text:p>9.08602476842158</text:p>
          </table:table-cell>
          <table:table-cell/>
          <table:table-cell office:value-type="float" office:value="13.1598666575436" calcext:value-type="float">
            <text:p>13.1598666575436</text:p>
          </table:table-cell>
          <table:table-cell office:value-type="float" office:value="8.9606710510516" calcext:value-type="float">
            <text:p>8.9606710510516</text:p>
          </table:table-cell>
        </table:table-row>
        <table:table-row table:style-name="ro1">
          <table:table-cell office:value-type="string" calcext:value-type="string">
            <text:p>vehicle2.identifier</text:p>
          </table:table-cell>
          <table:table-cell/>
          <table:table-cell office:value-type="float" office:value="7.334" calcext:value-type="float">
            <text:p>7.334</text:p>
          </table:table-cell>
          <table:table-cell office:value-type="float" office:value="4.60530799441763" calcext:value-type="float">
            <text:p>4.60530799441763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4.68259187487727" calcext:value-type="float">
            <text:p>4.68259187487727</text:p>
          </table:table-cell>
        </table:table-row>
        <table:table-row table:style-name="ro1">
          <table:table-cell office:value-type="string" calcext:value-type="string">
            <text:p>vehicle2.trajectory</text:p>
          </table:table-cell>
          <table:table-cell/>
          <table:table-cell office:value-type="float" office:value="3.522" calcext:value-type="float">
            <text:p>3.522</text:p>
          </table:table-cell>
          <table:table-cell office:value-type="float" office:value="2.32472033786832" calcext:value-type="float">
            <text:p>2.32472033786832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2.48126311919286" calcext:value-type="float">
            <text:p>2.48126311919286</text:p>
          </table:table-cell>
        </table:table-row>
        <table:table-row table:style-name="ro1">
          <table:table-cell office:value-type="string" calcext:value-type="string">
            <text:p>signal_quality.chrominance_U_dev</text:p>
          </table:table-cell>
          <table:table-cell/>
          <table:table-cell office:value-type="float" office:value="16.7875709166" calcext:value-type="float">
            <text:p>16.7875709166</text:p>
          </table:table-cell>
          <table:table-cell office:value-type="float" office:value="9.53376030116901" calcext:value-type="float">
            <text:p>9.53376030116901</text:p>
          </table:table-cell>
          <table:table-cell/>
          <table:table-cell office:value-type="float" office:value="12.9991164863173" calcext:value-type="float">
            <text:p>12.9991164863173</text:p>
          </table:table-cell>
          <table:table-cell office:value-type="float" office:value="9.80357028279289" calcext:value-type="float">
            <text:p>9.80357028279289</text:p>
          </table:table-cell>
        </table:table-row>
        <table:table-row table:style-name="ro1">
          <table:table-cell office:value-type="string" calcext:value-type="string">
            <text:p>vehicle5.trajectory</text:p>
          </table:table-cell>
          <table:table-cell/>
          <table:table-cell office:value-type="float" office:value="3.542" calcext:value-type="float">
            <text:p>3.542</text:p>
          </table:table-cell>
          <table:table-cell office:value-type="float" office:value="2.30626835981743" calcext:value-type="float">
            <text:p>2.30626835981743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.41315837303177" calcext:value-type="float">
            <text:p>2.41315837303177</text:p>
          </table:table-cell>
        </table:table-row>
        <table:table-row table:style-name="ro1">
          <table:table-cell office:value-type="string" calcext:value-type="string">
            <text:p>vehicle1.identifier</text:p>
          </table:table-cell>
          <table:table-cell/>
          <table:table-cell office:value-type="float" office:value="7.482" calcext:value-type="float">
            <text:p>7.482</text:p>
          </table:table-cell>
          <table:table-cell office:value-type="float" office:value="4.50491559621911" calcext:value-type="float">
            <text:p>4.50491559621911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4.06078810084939" calcext:value-type="float">
            <text:p>4.06078810084939</text:p>
          </table:table-cell>
        </table:table-row>
        <table:table-row table:style-name="ro1">
          <table:table-cell office:value-type="string" calcext:value-type="string">
            <text:p>vehicle3.identifier</text:p>
          </table:table-cell>
          <table:table-cell/>
          <table:table-cell office:value-type="float" office:value="7.578" calcext:value-type="float">
            <text:p>7.578</text:p>
          </table:table-cell>
          <table:table-cell office:value-type="float" office:value="4.62154014009757" calcext:value-type="float">
            <text:p>4.6215401400975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4.26223728418147" calcext:value-type="float">
            <text:p>4.26223728418147</text:p>
          </table:table-cell>
        </table:table-row>
        <table:table-row table:style-name="ro1">
          <table:table-cell office:value-type="string" calcext:value-type="string">
            <text:p>signal_quality.chrominance_V_mean</text:p>
          </table:table-cell>
          <table:table-cell/>
          <table:table-cell office:value-type="float" office:value="128.065014" calcext:value-type="float">
            <text:p>128.065014</text:p>
          </table:table-cell>
          <table:table-cell office:value-type="float" office:value="9.24606760380175" calcext:value-type="float">
            <text:p>9.24606760380175</text:p>
          </table:table-cell>
          <table:table-cell/>
          <table:table-cell office:value-type="float" office:value="127.46156327505" calcext:value-type="float">
            <text:p>127.46156327505</text:p>
          </table:table-cell>
          <table:table-cell office:value-type="float" office:value="7.99113420714899" calcext:value-type="float">
            <text:p>7.99113420714899</text:p>
          </table:table-cell>
        </table:table-row>
        <table:table-row table:style-name="ro1">
          <table:table-cell office:value-type="string" calcext:value-type="string">
            <text:p>vehicle5.identifier</text:p>
          </table:table-cell>
          <table:table-cell/>
          <table:table-cell office:value-type="float" office:value="7.518" calcext:value-type="float">
            <text:p>7.518</text:p>
          </table:table-cell>
          <table:table-cell office:value-type="float" office:value="4.58472632017024" calcext:value-type="float">
            <text:p>4.58472632017024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4.61627555503352" calcext:value-type="float">
            <text:p>4.61627555503352</text:p>
          </table:table-cell>
        </table:table-row>
        <table:table-row table:style-name="ro1">
          <table:table-cell office:value-type="string" calcext:value-type="string">
            <text:p>signal_quality.chrominance_U_mean</text:p>
          </table:table-cell>
          <table:table-cell/>
          <table:table-cell office:value-type="float" office:value="128.38913" calcext:value-type="float">
            <text:p>128.38913</text:p>
          </table:table-cell>
          <table:table-cell office:value-type="float" office:value="9.36099650637071" calcext:value-type="float">
            <text:p>9.36099650637071</text:p>
          </table:table-cell>
          <table:table-cell/>
          <table:table-cell office:value-type="float" office:value="127.787279596733" calcext:value-type="float">
            <text:p>127.787279596733</text:p>
          </table:table-cell>
          <table:table-cell office:value-type="float" office:value="6.87043103936464" calcext:value-type="float">
            <text:p>6.87043103936464</text:p>
          </table:table-cell>
        </table:table-row>
        <table:table-row table:style-name="ro1">
          <table:table-cell office:value-type="string" calcext:value-type="string">
            <text:p>signal_quality.luminance_mean</text:p>
          </table:table-cell>
          <table:table-cell/>
          <table:table-cell office:value-type="float" office:value="126.8751736" calcext:value-type="float">
            <text:p>126.8751736</text:p>
          </table:table-cell>
          <table:table-cell office:value-type="float" office:value="28.5447135550558" calcext:value-type="float">
            <text:p>28.5447135550558</text:p>
          </table:table-cell>
          <table:table-cell/>
          <table:table-cell office:value-type="float" office:value="125.791415411716" calcext:value-type="float">
            <text:p>125.791415411716</text:p>
          </table:table-cell>
          <table:table-cell office:value-type="float" office:value="31.0043797522759" calcext:value-type="float">
            <text:p>31.0043797522759</text:p>
          </table:table-cell>
        </table:table-row>
        <table:table-row table:style-name="ro1">
          <table:table-cell office:value-type="string" calcext:value-type="string">
            <text:p>signal_quality.luminance_dev</text:p>
          </table:table-cell>
          <table:table-cell/>
          <table:table-cell office:value-type="float" office:value="47.160466264" calcext:value-type="float">
            <text:p>47.160466264</text:p>
          </table:table-cell>
          <table:table-cell office:value-type="float" office:value="27.0622711889857" calcext:value-type="float">
            <text:p>27.0622711889857</text:p>
          </table:table-cell>
          <table:table-cell/>
          <table:table-cell office:value-type="float" office:value="49.3729644750838" calcext:value-type="float">
            <text:p>49.3729644750838</text:p>
          </table:table-cell>
          <table:table-cell office:value-type="float" office:value="29.330118780026" calcext:value-type="float">
            <text:p>29.330118780026</text:p>
          </table:table-cell>
        </table:table-row>
        <table:table-row table:style-name="ro1">
          <table:table-cell office:value-type="string" calcext:value-type="string">
            <text:p>capture.humidity_leve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frame_instability</text:p>
          </table:table-cell>
          <table:table-cell/>
          <table:table-cell office:value-type="float" office:value="0.0324038582" calcext:value-type="float">
            <text:p>0.0324038582</text:p>
          </table:table-cell>
          <table:table-cell office:value-type="float" office:value="0.147643608023091" calcext:value-type="float">
            <text:p>0.147643608023091</text:p>
          </table:table-cell>
          <table:table-cell/>
          <table:table-cell office:value-type="float" office:value="0.0298554" calcext:value-type="float">
            <text:p>0.0298554</text:p>
          </table:table-cell>
          <table:table-cell office:value-type="float" office:value="0.149277" calcext:value-type="float">
            <text:p>0.149277</text:p>
          </table:table-cell>
        </table:table-row>
      </table:table>
      <table:table table:name="T_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rdered feature</text:p>
          </table:table-cell>
          <table:table-cell/>
          <table:table-cell office:value-type="string" calcext:value-type="string">
            <text:p>mean_normal</text:p>
          </table:table-cell>
          <table:table-cell office:value-type="string" calcext:value-type="string">
            <text:p>std_normal</text:p>
          </table:table-cell>
          <table:table-cell/>
          <table:table-cell office:value-type="string" calcext:value-type="string">
            <text:p>mean_adv</text:p>
          </table:table-cell>
          <table:table-cell office:value-type="string" calcext:value-type="string">
            <text:p>std_adv</text:p>
          </table:table-cell>
        </table:table-row>
        <table:table-row table:style-name="ro1">
          <table:table-cell office:value-type="string" calcext:value-type="string">
            <text:p>signal_quality.blur_level</text:p>
          </table:table-cell>
          <table:table-cell/>
          <table:table-cell office:value-type="float" office:value="0.02118610056" calcext:value-type="float">
            <text:p>0.02118610056</text:p>
          </table:table-cell>
          <table:table-cell office:value-type="float" office:value="0.113661693547049" calcext:value-type="float">
            <text:p>0.11366169354704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compression_artefact_level</text:p>
          </table:table-cell>
          <table:table-cell/>
          <table:table-cell office:value-type="float" office:value="0.0277276318" calcext:value-type="float">
            <text:p>0.0277276318</text:p>
          </table:table-cell>
          <table:table-cell office:value-type="float" office:value="0.138611770307072" calcext:value-type="float">
            <text:p>0.13861177030707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dynamic_noise_level</text:p>
          </table:table-cell>
          <table:table-cell/>
          <table:table-cell office:value-type="float" office:value="0.0335426398" calcext:value-type="float">
            <text:p>0.0335426398</text:p>
          </table:table-cell>
          <table:table-cell office:value-type="float" office:value="0.144121363293918" calcext:value-type="float">
            <text:p>0.14412136329391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static_noise_level</text:p>
          </table:table-cell>
          <table:table-cell/>
          <table:table-cell office:value-type="float" office:value="0.02734745236" calcext:value-type="float">
            <text:p>0.02734745236</text:p>
          </table:table-cell>
          <table:table-cell office:value-type="float" office:value="0.126099032840169" calcext:value-type="float">
            <text:p>0.126099032840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heat_haze_level</text:p>
          </table:table-cell>
          <table:table-cell/>
          <table:table-cell office:value-type="float" office:value="0.038829268486" calcext:value-type="float">
            <text:p>0.038829268486</text:p>
          </table:table-cell>
          <table:table-cell office:value-type="float" office:value="0.125061487786126" calcext:value-type="float">
            <text:p>0.125061487786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illumination_level</text:p>
          </table:table-cell>
          <table:table-cell/>
          <table:table-cell office:value-type="float" office:value="0.6557185262" calcext:value-type="float">
            <text:p>0.6557185262</text:p>
          </table:table-cell>
          <table:table-cell office:value-type="float" office:value="0.231605349963023" calcext:value-type="float">
            <text:p>0.231605349963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line_instability</text:p>
          </table:table-cell>
          <table:table-cell/>
          <table:table-cell office:value-type="float" office:value="0.0299729656" calcext:value-type="float">
            <text:p>0.0299729656</text:p>
          </table:table-cell>
          <table:table-cell office:value-type="float" office:value="0.131725377448092" calcext:value-type="float">
            <text:p>0.131725377448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force_balance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191387717779991" calcext:value-type="float">
            <text:p>0.19138771777999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actors.far_moving_vegetation</text:p>
          </table:table-cell>
          <table:table-cell/>
          <table:table-cell office:value-type="float" office:value="0.49760208162" calcext:value-type="float">
            <text:p>0.49760208162</text:p>
          </table:table-cell>
          <table:table-cell office:value-type="float" office:value="0.287019510214706" calcext:value-type="float">
            <text:p>0.28701951021470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local_light_change_level</text:p>
          </table:table-cell>
          <table:table-cell/>
          <table:table-cell office:value-type="float" office:value="0.261370120082" calcext:value-type="float">
            <text:p>0.261370120082</text:p>
          </table:table-cell>
          <table:table-cell office:value-type="float" office:value="0.233668080073316" calcext:value-type="float">
            <text:p>0.23366808007331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cultants.semi_transparent_level</text:p>
          </table:table-cell>
          <table:table-cell/>
          <table:table-cell office:value-type="float" office:value="0.508477059459999" calcext:value-type="float">
            <text:p>0.508477059459999</text:p>
          </table:table-cell>
          <table:table-cell office:value-type="float" office:value="0.28262616757817" calcext:value-type="float">
            <text:p>0.282626167578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fog_level</text:p>
          </table:table-cell>
          <table:table-cell/>
          <table:table-cell office:value-type="float" office:value="0.011508148" calcext:value-type="float">
            <text:p>0.011508148</text:p>
          </table:table-cell>
          <table:table-cell office:value-type="float" office:value="0.0813651555304056" calcext:value-type="float">
            <text:p>0.08136515553040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cultants.solid_level</text:p>
          </table:table-cell>
          <table:table-cell/>
          <table:table-cell office:value-type="float" office:value="0.485658209829999" calcext:value-type="float">
            <text:p>0.485658209829999</text:p>
          </table:table-cell>
          <table:table-cell office:value-type="float" office:value="0.284024831370685" calcext:value-type="float">
            <text:p>0.28402483137068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global_light_change_level</text:p>
          </table:table-cell>
          <table:table-cell/>
          <table:table-cell office:value-type="float" office:value="0.238688249866" calcext:value-type="float">
            <text:p>0.238688249866</text:p>
          </table:table-cell>
          <table:table-cell office:value-type="float" office:value="0.212922291368267" calcext:value-type="float">
            <text:p>0.212922291368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actors.bird_level</text:p>
          </table:table-cell>
          <table:table-cell/>
          <table:table-cell office:value-type="float" office:value="0.120109589842" calcext:value-type="float">
            <text:p>0.120109589842</text:p>
          </table:table-cell>
          <table:table-cell office:value-type="float" office:value="0.140593852951052" calcext:value-type="float">
            <text:p>0.14059385295105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actors.close_moving_vegetation</text:p>
          </table:table-cell>
          <table:table-cell/>
          <table:table-cell office:value-type="float" office:value="0.49059171898" calcext:value-type="float">
            <text:p>0.49059171898</text:p>
          </table:table-cell>
          <table:table-cell office:value-type="float" office:value="0.293937799261501" calcext:value-type="float">
            <text:p>0.293937799261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1.trajectory</text:p>
          </table:table-cell>
          <table:table-cell/>
          <table:table-cell office:value-type="float" office:value="3.444" calcext:value-type="float">
            <text:p>3.444</text:p>
          </table:table-cell>
          <table:table-cell office:value-type="float" office:value="2.26475655302926" calcext:value-type="float">
            <text:p>2.2647565530292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.58198889747161" calcext:value-type="float">
            <text:p>2.58198889747161</text:p>
          </table:table-cell>
        </table:table-row>
        <table:table-row table:style-name="ro1">
          <table:table-cell office:value-type="string" calcext:value-type="string">
            <text:p>vehicle4.trajectory</text:p>
          </table:table-cell>
          <table:table-cell/>
          <table:table-cell office:value-type="float" office:value="3.518" calcext:value-type="float">
            <text:p>3.518</text:p>
          </table:table-cell>
          <table:table-cell office:value-type="float" office:value="2.315253073335" calcext:value-type="float">
            <text:p>2.315253073335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2.37205958328763" calcext:value-type="float">
            <text:p>2.37205958328763</text:p>
          </table:table-cell>
        </table:table-row>
        <table:table-row table:style-name="ro1">
          <table:table-cell office:value-type="string" calcext:value-type="string">
            <text:p>distractors.butterfly_level</text:p>
          </table:table-cell>
          <table:table-cell/>
          <table:table-cell office:value-type="float" office:value="0.258042657058" calcext:value-type="float">
            <text:p>0.258042657058</text:p>
          </table:table-cell>
          <table:table-cell office:value-type="float" office:value="0.225879436995951" calcext:value-type="float">
            <text:p>0.225879436995951</text:p>
          </table:table-cell>
          <table:table-cell/>
          <table:table-cell office:value-type="float" office:value="0.960123534862257" calcext:value-type="float">
            <text:p>0.960123534862257</text:p>
          </table:table-cell>
          <table:table-cell office:value-type="float" office:value="0.0447082713619817" calcext:value-type="float">
            <text:p>0.044708271361982</text:p>
          </table:table-cell>
        </table:table-row>
        <table:table-row table:style-name="ro1">
          <table:table-cell office:value-type="string" calcext:value-type="string">
            <text:p>vehicle3.trajectory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31096974500417" calcext:value-type="float">
            <text:p>2.31096974500417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2.27888861801829" calcext:value-type="float">
            <text:p>2.27888861801829</text:p>
          </table:table-cell>
        </table:table-row>
        <table:table-row table:style-name="ro1">
          <table:table-cell office:value-type="string" calcext:value-type="string">
            <text:p>vehicle4.identifier</text:p>
          </table:table-cell>
          <table:table-cell/>
          <table:table-cell office:value-type="float" office:value="7.436" calcext:value-type="float">
            <text:p>7.436</text:p>
          </table:table-cell>
          <table:table-cell office:value-type="float" office:value="4.65502336030336" calcext:value-type="float">
            <text:p>4.65502336030336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3.9272551907577" calcext:value-type="float">
            <text:p>3.9272551907577</text:p>
          </table:table-cell>
        </table:table-row>
        <table:table-row table:style-name="ro1">
          <table:table-cell office:value-type="string" calcext:value-type="string">
            <text:p>signal_quality.chrominance_V_dev</text:p>
          </table:table-cell>
          <table:table-cell/>
          <table:table-cell office:value-type="float" office:value="16.569517954" calcext:value-type="float">
            <text:p>16.569517954</text:p>
          </table:table-cell>
          <table:table-cell office:value-type="float" office:value="9.08602476842158" calcext:value-type="float">
            <text:p>9.08602476842158</text:p>
          </table:table-cell>
          <table:table-cell/>
          <table:table-cell office:value-type="float" office:value="11.9959445754363" calcext:value-type="float">
            <text:p>11.9959445754363</text:p>
          </table:table-cell>
          <table:table-cell office:value-type="float" office:value="6.524444439488" calcext:value-type="float">
            <text:p>6.524444439488</text:p>
          </table:table-cell>
        </table:table-row>
        <table:table-row table:style-name="ro1">
          <table:table-cell office:value-type="string" calcext:value-type="string">
            <text:p>vehicle2.identifier</text:p>
          </table:table-cell>
          <table:table-cell/>
          <table:table-cell office:value-type="float" office:value="7.334" calcext:value-type="float">
            <text:p>7.334</text:p>
          </table:table-cell>
          <table:table-cell office:value-type="float" office:value="4.60530799441763" calcext:value-type="float">
            <text:p>4.605307994417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90747728811182" calcext:value-type="float">
            <text:p>4.90747728811182</text:p>
          </table:table-cell>
        </table:table-row>
        <table:table-row table:style-name="ro1">
          <table:table-cell office:value-type="string" calcext:value-type="string">
            <text:p>vehicle2.trajectory</text:p>
          </table:table-cell>
          <table:table-cell/>
          <table:table-cell office:value-type="float" office:value="3.522" calcext:value-type="float">
            <text:p>3.522</text:p>
          </table:table-cell>
          <table:table-cell office:value-type="float" office:value="2.32472033786832" calcext:value-type="float">
            <text:p>2.32472033786832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.88501877521332" calcext:value-type="float">
            <text:p>2.88501877521332</text:p>
          </table:table-cell>
        </table:table-row>
        <table:table-row table:style-name="ro1">
          <table:table-cell office:value-type="string" calcext:value-type="string">
            <text:p>signal_quality.chrominance_U_dev</text:p>
          </table:table-cell>
          <table:table-cell/>
          <table:table-cell office:value-type="float" office:value="16.7875709166" calcext:value-type="float">
            <text:p>16.7875709166</text:p>
          </table:table-cell>
          <table:table-cell office:value-type="float" office:value="9.53376030116901" calcext:value-type="float">
            <text:p>9.53376030116901</text:p>
          </table:table-cell>
          <table:table-cell/>
          <table:table-cell office:value-type="float" office:value="14.3227380631733" calcext:value-type="float">
            <text:p>14.3227380631733</text:p>
          </table:table-cell>
          <table:table-cell office:value-type="float" office:value="8.54508298609546" calcext:value-type="float">
            <text:p>8.54508298609546</text:p>
          </table:table-cell>
        </table:table-row>
        <table:table-row table:style-name="ro1">
          <table:table-cell office:value-type="string" calcext:value-type="string">
            <text:p>vehicle5.trajectory</text:p>
          </table:table-cell>
          <table:table-cell/>
          <table:table-cell office:value-type="float" office:value="3.542" calcext:value-type="float">
            <text:p>3.542</text:p>
          </table:table-cell>
          <table:table-cell office:value-type="float" office:value="2.30626835981743" calcext:value-type="float">
            <text:p>2.30626835981743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2.34022790912908" calcext:value-type="float">
            <text:p>2.34022790912908</text:p>
          </table:table-cell>
        </table:table-row>
        <table:table-row table:style-name="ro1">
          <table:table-cell office:value-type="string" calcext:value-type="string">
            <text:p>vehicle1.identifier</text:p>
          </table:table-cell>
          <table:table-cell/>
          <table:table-cell office:value-type="float" office:value="7.482" calcext:value-type="float">
            <text:p>7.482</text:p>
          </table:table-cell>
          <table:table-cell office:value-type="float" office:value="4.50491559621911" calcext:value-type="float">
            <text:p>4.50491559621911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4.26887963443962" calcext:value-type="float">
            <text:p>4.26887963443962</text:p>
          </table:table-cell>
        </table:table-row>
        <table:table-row table:style-name="ro1">
          <table:table-cell office:value-type="string" calcext:value-type="string">
            <text:p>vehicle3.identifier</text:p>
          </table:table-cell>
          <table:table-cell/>
          <table:table-cell office:value-type="float" office:value="7.578" calcext:value-type="float">
            <text:p>7.578</text:p>
          </table:table-cell>
          <table:table-cell office:value-type="float" office:value="4.62154014009757" calcext:value-type="float">
            <text:p>4.62154014009757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2.97937353594118" calcext:value-type="float">
            <text:p>2.97937353594118</text:p>
          </table:table-cell>
        </table:table-row>
        <table:table-row table:style-name="ro1">
          <table:table-cell office:value-type="string" calcext:value-type="string">
            <text:p>signal_quality.chrominance_V_mean</text:p>
          </table:table-cell>
          <table:table-cell/>
          <table:table-cell office:value-type="float" office:value="128.065014" calcext:value-type="float">
            <text:p>128.065014</text:p>
          </table:table-cell>
          <table:table-cell office:value-type="float" office:value="9.24606760380175" calcext:value-type="float">
            <text:p>9.24606760380175</text:p>
          </table:table-cell>
          <table:table-cell/>
          <table:table-cell office:value-type="float" office:value="127.257392750505" calcext:value-type="float">
            <text:p>127.257392750505</text:p>
          </table:table-cell>
          <table:table-cell office:value-type="float" office:value="7.61268126921564" calcext:value-type="float">
            <text:p>7.61268126921564</text:p>
          </table:table-cell>
        </table:table-row>
        <table:table-row table:style-name="ro1">
          <table:table-cell office:value-type="string" calcext:value-type="string">
            <text:p>vehicle5.identifier</text:p>
          </table:table-cell>
          <table:table-cell/>
          <table:table-cell office:value-type="float" office:value="7.518" calcext:value-type="float">
            <text:p>7.518</text:p>
          </table:table-cell>
          <table:table-cell office:value-type="float" office:value="4.58472632017024" calcext:value-type="float">
            <text:p>4.58472632017024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4.71451658886324" calcext:value-type="float">
            <text:p>4.71451658886324</text:p>
          </table:table-cell>
        </table:table-row>
        <table:table-row table:style-name="ro1">
          <table:table-cell office:value-type="string" calcext:value-type="string">
            <text:p>signal_quality.chrominance_U_mean</text:p>
          </table:table-cell>
          <table:table-cell/>
          <table:table-cell office:value-type="float" office:value="128.38913" calcext:value-type="float">
            <text:p>128.38913</text:p>
          </table:table-cell>
          <table:table-cell office:value-type="float" office:value="9.36099650637071" calcext:value-type="float">
            <text:p>9.36099650637071</text:p>
          </table:table-cell>
          <table:table-cell/>
          <table:table-cell office:value-type="float" office:value="126.728555967331" calcext:value-type="float">
            <text:p>126.728555967331</text:p>
          </table:table-cell>
          <table:table-cell office:value-type="float" office:value="9.92865858797976" calcext:value-type="float">
            <text:p>9.92865858797976</text:p>
          </table:table-cell>
        </table:table-row>
        <table:table-row table:style-name="ro1">
          <table:table-cell office:value-type="string" calcext:value-type="string">
            <text:p>signal_quality.luminance_mean</text:p>
          </table:table-cell>
          <table:table-cell/>
          <table:table-cell office:value-type="float" office:value="126.8751736" calcext:value-type="float">
            <text:p>126.8751736</text:p>
          </table:table-cell>
          <table:table-cell office:value-type="float" office:value="28.5447135550558" calcext:value-type="float">
            <text:p>28.5447135550558</text:p>
          </table:table-cell>
          <table:table-cell/>
          <table:table-cell office:value-type="float" office:value="122.565126117156" calcext:value-type="float">
            <text:p>122.565126117156</text:p>
          </table:table-cell>
          <table:table-cell office:value-type="float" office:value="26.7500980419312" calcext:value-type="float">
            <text:p>26.7500980419312</text:p>
          </table:table-cell>
        </table:table-row>
        <table:table-row table:style-name="ro1">
          <table:table-cell office:value-type="string" calcext:value-type="string">
            <text:p>signal_quality.luminance_dev</text:p>
          </table:table-cell>
          <table:table-cell/>
          <table:table-cell office:value-type="float" office:value="47.160466264" calcext:value-type="float">
            <text:p>47.160466264</text:p>
          </table:table-cell>
          <table:table-cell office:value-type="float" office:value="27.0622711889857" calcext:value-type="float">
            <text:p>27.0622711889857</text:p>
          </table:table-cell>
          <table:table-cell/>
          <table:table-cell office:value-type="float" office:value="49.0604767508373" calcext:value-type="float">
            <text:p>49.0604767508373</text:p>
          </table:table-cell>
          <table:table-cell office:value-type="float" office:value="26.0407639546115" calcext:value-type="float">
            <text:p>26.0407639546115</text:p>
          </table:table-cell>
        </table:table-row>
        <table:table-row table:style-name="ro1">
          <table:table-cell office:value-type="string" calcext:value-type="string">
            <text:p>capture.humidity_leve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frame_instability</text:p>
          </table:table-cell>
          <table:table-cell/>
          <table:table-cell office:value-type="float" office:value="0.0324038582" calcext:value-type="float">
            <text:p>0.0324038582</text:p>
          </table:table-cell>
          <table:table-cell office:value-type="float" office:value="0.147643608023091" calcext:value-type="float">
            <text:p>0.14764360802309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table table:name="t_10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rdered feature</text:p>
          </table:table-cell>
          <table:table-cell/>
          <table:table-cell office:value-type="string" calcext:value-type="string">
            <text:p>mean_normal</text:p>
          </table:table-cell>
          <table:table-cell office:value-type="string" calcext:value-type="string">
            <text:p>std_normal</text:p>
          </table:table-cell>
          <table:table-cell/>
          <table:table-cell office:value-type="string" calcext:value-type="string">
            <text:p>mean_adv</text:p>
          </table:table-cell>
          <table:table-cell office:value-type="string" calcext:value-type="string">
            <text:p>std_adv</text:p>
          </table:table-cell>
        </table:table-row>
        <table:table-row table:style-name="ro1">
          <table:table-cell office:value-type="string" calcext:value-type="string">
            <text:p>signal_quality.blur_level</text:p>
          </table:table-cell>
          <table:table-cell/>
          <table:table-cell office:value-type="float" office:value="0.02118610056" calcext:value-type="float">
            <text:p>0.02118610056</text:p>
          </table:table-cell>
          <table:table-cell office:value-type="float" office:value="0.113661693547049" calcext:value-type="float">
            <text:p>0.113661693547049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compression_artefact_level</text:p>
          </table:table-cell>
          <table:table-cell/>
          <table:table-cell office:value-type="float" office:value="0.0277276318" calcext:value-type="float">
            <text:p>0.0277276318</text:p>
          </table:table-cell>
          <table:table-cell office:value-type="float" office:value="0.138611770307072" calcext:value-type="float">
            <text:p>0.13861177030707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dynamic_noise_level</text:p>
          </table:table-cell>
          <table:table-cell/>
          <table:table-cell office:value-type="float" office:value="0.0335426398" calcext:value-type="float">
            <text:p>0.0335426398</text:p>
          </table:table-cell>
          <table:table-cell office:value-type="float" office:value="0.144121363293918" calcext:value-type="float">
            <text:p>0.14412136329391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static_noise_level</text:p>
          </table:table-cell>
          <table:table-cell/>
          <table:table-cell office:value-type="float" office:value="0.02734745236" calcext:value-type="float">
            <text:p>0.02734745236</text:p>
          </table:table-cell>
          <table:table-cell office:value-type="float" office:value="0.126099032840169" calcext:value-type="float">
            <text:p>0.126099032840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heat_haze_level</text:p>
          </table:table-cell>
          <table:table-cell/>
          <table:table-cell office:value-type="float" office:value="0.038829268486" calcext:value-type="float">
            <text:p>0.038829268486</text:p>
          </table:table-cell>
          <table:table-cell office:value-type="float" office:value="0.125061487786126" calcext:value-type="float">
            <text:p>0.125061487786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illumination_level</text:p>
          </table:table-cell>
          <table:table-cell/>
          <table:table-cell office:value-type="float" office:value="0.6557185262" calcext:value-type="float">
            <text:p>0.6557185262</text:p>
          </table:table-cell>
          <table:table-cell office:value-type="float" office:value="0.231605349963023" calcext:value-type="float">
            <text:p>0.231605349963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line_instability</text:p>
          </table:table-cell>
          <table:table-cell/>
          <table:table-cell office:value-type="float" office:value="0.0299729656" calcext:value-type="float">
            <text:p>0.0299729656</text:p>
          </table:table-cell>
          <table:table-cell office:value-type="float" office:value="0.131725377448092" calcext:value-type="float">
            <text:p>0.131725377448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force_balance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191387717779991" calcext:value-type="float">
            <text:p>0.19138771777999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actors.far_moving_vegetation</text:p>
          </table:table-cell>
          <table:table-cell/>
          <table:table-cell office:value-type="float" office:value="0.49760208162" calcext:value-type="float">
            <text:p>0.49760208162</text:p>
          </table:table-cell>
          <table:table-cell office:value-type="float" office:value="0.287019510214706" calcext:value-type="float">
            <text:p>0.28701951021470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local_light_change_level</text:p>
          </table:table-cell>
          <table:table-cell/>
          <table:table-cell office:value-type="float" office:value="0.261370120082" calcext:value-type="float">
            <text:p>0.261370120082</text:p>
          </table:table-cell>
          <table:table-cell office:value-type="float" office:value="0.233668080073316" calcext:value-type="float">
            <text:p>0.23366808007331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cultants.semi_transparent_level</text:p>
          </table:table-cell>
          <table:table-cell/>
          <table:table-cell office:value-type="float" office:value="0.508477059459999" calcext:value-type="float">
            <text:p>0.508477059459999</text:p>
          </table:table-cell>
          <table:table-cell office:value-type="float" office:value="0.28262616757817" calcext:value-type="float">
            <text:p>0.282626167578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fog_level</text:p>
          </table:table-cell>
          <table:table-cell/>
          <table:table-cell office:value-type="float" office:value="0.011508148" calcext:value-type="float">
            <text:p>0.011508148</text:p>
          </table:table-cell>
          <table:table-cell office:value-type="float" office:value="0.0813651555304056" calcext:value-type="float">
            <text:p>0.08136515553040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cultants.solid_level</text:p>
          </table:table-cell>
          <table:table-cell/>
          <table:table-cell office:value-type="float" office:value="0.485658209829999" calcext:value-type="float">
            <text:p>0.485658209829999</text:p>
          </table:table-cell>
          <table:table-cell office:value-type="float" office:value="0.284024831370685" calcext:value-type="float">
            <text:p>0.28402483137068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.global_light_change_level</text:p>
          </table:table-cell>
          <table:table-cell/>
          <table:table-cell office:value-type="float" office:value="0.238688249866" calcext:value-type="float">
            <text:p>0.238688249866</text:p>
          </table:table-cell>
          <table:table-cell office:value-type="float" office:value="0.212922291368267" calcext:value-type="float">
            <text:p>0.212922291368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actors.bird_level</text:p>
          </table:table-cell>
          <table:table-cell/>
          <table:table-cell office:value-type="float" office:value="0.120109589842" calcext:value-type="float">
            <text:p>0.120109589842</text:p>
          </table:table-cell>
          <table:table-cell office:value-type="float" office:value="0.140593852951052" calcext:value-type="float">
            <text:p>0.14059385295105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actors.close_moving_vegetation</text:p>
          </table:table-cell>
          <table:table-cell/>
          <table:table-cell office:value-type="float" office:value="0.49059171898" calcext:value-type="float">
            <text:p>0.49059171898</text:p>
          </table:table-cell>
          <table:table-cell office:value-type="float" office:value="0.293937799261501" calcext:value-type="float">
            <text:p>0.293937799261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1.trajectory</text:p>
          </table:table-cell>
          <table:table-cell/>
          <table:table-cell office:value-type="float" office:value="3.444" calcext:value-type="float">
            <text:p>3.444</text:p>
          </table:table-cell>
          <table:table-cell office:value-type="float" office:value="2.26475655302926" calcext:value-type="float">
            <text:p>2.26475655302926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2.58198889747161" calcext:value-type="float">
            <text:p>2.58198889747161</text:p>
          </table:table-cell>
        </table:table-row>
        <table:table-row table:style-name="ro1">
          <table:table-cell office:value-type="string" calcext:value-type="string">
            <text:p>vehicle4.trajectory</text:p>
          </table:table-cell>
          <table:table-cell/>
          <table:table-cell office:value-type="float" office:value="3.518" calcext:value-type="float">
            <text:p>3.518</text:p>
          </table:table-cell>
          <table:table-cell office:value-type="float" office:value="2.315253073335" calcext:value-type="float">
            <text:p>2.315253073335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2.59935889531759" calcext:value-type="float">
            <text:p>2.59935889531759</text:p>
          </table:table-cell>
        </table:table-row>
        <table:table-row table:style-name="ro1">
          <table:table-cell office:value-type="string" calcext:value-type="string">
            <text:p>distractors.butterfly_level</text:p>
          </table:table-cell>
          <table:table-cell/>
          <table:table-cell office:value-type="float" office:value="0.258042657058" calcext:value-type="float">
            <text:p>0.258042657058</text:p>
          </table:table-cell>
          <table:table-cell office:value-type="float" office:value="0.225879436995951" calcext:value-type="float">
            <text:p>0.2258794369959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3.trajectory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31096974500417" calcext:value-type="float">
            <text:p>2.31096974500417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ehicle4.identifier</text:p>
          </table:table-cell>
          <table:table-cell/>
          <table:table-cell office:value-type="float" office:value="7.436" calcext:value-type="float">
            <text:p>7.436</text:p>
          </table:table-cell>
          <table:table-cell office:value-type="float" office:value="4.65502336030336" calcext:value-type="float">
            <text:p>4.65502336030336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4.88603452027647" calcext:value-type="float">
            <text:p>4.88603452027647</text:p>
          </table:table-cell>
        </table:table-row>
        <table:table-row table:style-name="ro1">
          <table:table-cell office:value-type="string" calcext:value-type="string">
            <text:p>signal_quality.chrominance_V_dev</text:p>
          </table:table-cell>
          <table:table-cell/>
          <table:table-cell office:value-type="float" office:value="16.569517954" calcext:value-type="float">
            <text:p>16.569517954</text:p>
          </table:table-cell>
          <table:table-cell office:value-type="float" office:value="9.08602476842158" calcext:value-type="float">
            <text:p>9.08602476842158</text:p>
          </table:table-cell>
          <table:table-cell/>
          <table:table-cell office:value-type="float" office:value="21.619854834363" calcext:value-type="float">
            <text:p>21.619854834363</text:p>
          </table:table-cell>
          <table:table-cell office:value-type="float" office:value="10.9058290015544" calcext:value-type="float">
            <text:p>10.9058290015544</text:p>
          </table:table-cell>
        </table:table-row>
        <table:table-row table:style-name="ro1">
          <table:table-cell office:value-type="string" calcext:value-type="string">
            <text:p>vehicle2.identifier</text:p>
          </table:table-cell>
          <table:table-cell/>
          <table:table-cell office:value-type="float" office:value="7.334" calcext:value-type="float">
            <text:p>7.334</text:p>
          </table:table-cell>
          <table:table-cell office:value-type="float" office:value="4.60530799441763" calcext:value-type="float">
            <text:p>4.6053079944176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3.65148371670111" calcext:value-type="float">
            <text:p>3.65148371670111</text:p>
          </table:table-cell>
        </table:table-row>
        <table:table-row table:style-name="ro1">
          <table:table-cell office:value-type="string" calcext:value-type="string">
            <text:p>vehicle2.trajectory</text:p>
          </table:table-cell>
          <table:table-cell/>
          <table:table-cell office:value-type="float" office:value="3.522" calcext:value-type="float">
            <text:p>3.522</text:p>
          </table:table-cell>
          <table:table-cell office:value-type="float" office:value="2.32472033786832" calcext:value-type="float">
            <text:p>2.324720337868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7905701450632" calcext:value-type="float">
            <text:p>1.97905701450632</text:p>
          </table:table-cell>
        </table:table-row>
        <table:table-row table:style-name="ro1">
          <table:table-cell office:value-type="string" calcext:value-type="string">
            <text:p>signal_quality.chrominance_U_dev</text:p>
          </table:table-cell>
          <table:table-cell/>
          <table:table-cell office:value-type="float" office:value="16.7875709166" calcext:value-type="float">
            <text:p>16.7875709166</text:p>
          </table:table-cell>
          <table:table-cell office:value-type="float" office:value="9.53376030116901" calcext:value-type="float">
            <text:p>9.53376030116901</text:p>
          </table:table-cell>
          <table:table-cell/>
          <table:table-cell office:value-type="float" office:value="21.7393697117335" calcext:value-type="float">
            <text:p>21.7393697117335</text:p>
          </table:table-cell>
          <table:table-cell office:value-type="float" office:value="10.0020336610284" calcext:value-type="float">
            <text:p>10.0020336610284</text:p>
          </table:table-cell>
        </table:table-row>
        <table:table-row table:style-name="ro1">
          <table:table-cell office:value-type="string" calcext:value-type="string">
            <text:p>vehicle5.trajectory</text:p>
          </table:table-cell>
          <table:table-cell/>
          <table:table-cell office:value-type="float" office:value="3.542" calcext:value-type="float">
            <text:p>3.542</text:p>
          </table:table-cell>
          <table:table-cell office:value-type="float" office:value="2.30626835981743" calcext:value-type="float">
            <text:p>2.3062683598174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.53311402559511" calcext:value-type="float">
            <text:p>2.53311402559511</text:p>
          </table:table-cell>
        </table:table-row>
        <table:table-row table:style-name="ro1">
          <table:table-cell office:value-type="string" calcext:value-type="string">
            <text:p>vehicle1.identifier</text:p>
          </table:table-cell>
          <table:table-cell/>
          <table:table-cell office:value-type="float" office:value="7.334" calcext:value-type="float">
            <text:p>7.334</text:p>
          </table:table-cell>
          <table:table-cell office:value-type="float" office:value="4.60530799441763" calcext:value-type="float">
            <text:p>4.6053079944176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3.65148371670111" calcext:value-type="float">
            <text:p>3.65148371670111</text:p>
          </table:table-cell>
        </table:table-row>
        <table:table-row table:style-name="ro1">
          <table:table-cell office:value-type="string" calcext:value-type="string">
            <text:p>vehicle3.identifier</text:p>
          </table:table-cell>
          <table:table-cell/>
          <table:table-cell office:value-type="float" office:value="7.436" calcext:value-type="float">
            <text:p>7.436</text:p>
          </table:table-cell>
          <table:table-cell office:value-type="float" office:value="4.65502336030336" calcext:value-type="float">
            <text:p>4.65502336030336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4.88603452027647" calcext:value-type="float">
            <text:p>4.88603452027647</text:p>
          </table:table-cell>
        </table:table-row>
        <table:table-row table:style-name="ro1">
          <table:table-cell office:value-type="string" calcext:value-type="string">
            <text:p>signal_quality.chrominance_V_mean</text:p>
          </table:table-cell>
          <table:table-cell/>
          <table:table-cell office:value-type="float" office:value="128.065014" calcext:value-type="float">
            <text:p>128.065014</text:p>
          </table:table-cell>
          <table:table-cell office:value-type="float" office:value="9.24606760380175" calcext:value-type="float">
            <text:p>9.24606760380175</text:p>
          </table:table-cell>
          <table:table-cell/>
          <table:table-cell office:value-type="float" office:value="121.292527505049" calcext:value-type="float">
            <text:p>121.292527505049</text:p>
          </table:table-cell>
          <table:table-cell office:value-type="float" office:value="8.46834805811224" calcext:value-type="float">
            <text:p>8.46834805811224</text:p>
          </table:table-cell>
        </table:table-row>
        <table:table-row table:style-name="ro1">
          <table:table-cell office:value-type="string" calcext:value-type="string">
            <text:p>vehicle5.identifier</text:p>
          </table:table-cell>
          <table:table-cell/>
          <table:table-cell office:value-type="float" office:value="7.518" calcext:value-type="float">
            <text:p>7.518</text:p>
          </table:table-cell>
          <table:table-cell office:value-type="float" office:value="4.58472632017024" calcext:value-type="float">
            <text:p>4.58472632017024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5.44456915956932" calcext:value-type="float">
            <text:p>5.44456915956932</text:p>
          </table:table-cell>
        </table:table-row>
        <table:table-row table:style-name="ro1">
          <table:table-cell office:value-type="string" calcext:value-type="string">
            <text:p>signal_quality.chrominance_U_mean</text:p>
          </table:table-cell>
          <table:table-cell/>
          <table:table-cell office:value-type="float" office:value="128.38913" calcext:value-type="float">
            <text:p>128.38913</text:p>
          </table:table-cell>
          <table:table-cell office:value-type="float" office:value="9.36099650637071" calcext:value-type="float">
            <text:p>9.36099650637071</text:p>
          </table:table-cell>
          <table:table-cell/>
          <table:table-cell office:value-type="float" office:value="128.243079673312" calcext:value-type="float">
            <text:p>128.243079673312</text:p>
          </table:table-cell>
          <table:table-cell office:value-type="float" office:value="7.5505873464697" calcext:value-type="float">
            <text:p>7.5505873464697</text:p>
          </table:table-cell>
        </table:table-row>
        <table:table-row table:style-name="ro1">
          <table:table-cell office:value-type="string" calcext:value-type="string">
            <text:p>signal_quality.luminance_mean</text:p>
          </table:table-cell>
          <table:table-cell/>
          <table:table-cell office:value-type="float" office:value="126.8751736" calcext:value-type="float">
            <text:p>126.8751736</text:p>
          </table:table-cell>
          <table:table-cell office:value-type="float" office:value="28.5447135550558" calcext:value-type="float">
            <text:p>28.5447135550558</text:p>
          </table:table-cell>
          <table:table-cell/>
          <table:table-cell office:value-type="float" office:value="117.976825171558" calcext:value-type="float">
            <text:p>117.976825171558</text:p>
          </table:table-cell>
          <table:table-cell office:value-type="float" office:value="28.0810689399117" calcext:value-type="float">
            <text:p>28.0810689399117</text:p>
          </table:table-cell>
        </table:table-row>
        <table:table-row table:style-name="ro1">
          <table:table-cell office:value-type="string" calcext:value-type="string">
            <text:p>signal_quality.luminance_dev</text:p>
          </table:table-cell>
          <table:table-cell/>
          <table:table-cell office:value-type="float" office:value="47.160466264" calcext:value-type="float">
            <text:p>47.160466264</text:p>
          </table:table-cell>
          <table:table-cell office:value-type="float" office:value="27.0622711889857" calcext:value-type="float">
            <text:p>27.0622711889857</text:p>
          </table:table-cell>
          <table:table-cell/>
          <table:table-cell office:value-type="float" office:value="41.2434499083732" calcext:value-type="float">
            <text:p>41.2434499083732</text:p>
          </table:table-cell>
          <table:table-cell office:value-type="float" office:value="31.8856929170511" calcext:value-type="float">
            <text:p>31.8856929170511</text:p>
          </table:table-cell>
        </table:table-row>
        <table:table-row table:style-name="ro1">
          <table:table-cell office:value-type="string" calcext:value-type="string">
            <text:p>capture.humidity_leve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al_quality.frame_instability</text:p>
          </table:table-cell>
          <table:table-cell/>
          <table:table-cell office:value-type="float" office:value="0.0324038582" calcext:value-type="float">
            <text:p>0.0324038582</text:p>
          </table:table-cell>
          <table:table-cell office:value-type="float" office:value="0.147643608023091" calcext:value-type="float">
            <text:p>0.147643608023091</text:p>
          </table:table-cell>
          <table:table-cell/>
          <table:table-cell office:value-type="float" office:value="0.0298554" calcext:value-type="float">
            <text:p>0.0298554</text:p>
          </table:table-cell>
          <table:table-cell office:value-type="float" office:value="0.149277" calcext:value-type="float">
            <text:p>0.149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7:34:45.137423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34:34.354230996</meta:creation-date>
    <dc:date>2019-04-01T18:33:29.775431057</dc:date>
    <meta:editing-duration>PT1H32M28S</meta:editing-duration>
    <meta:editing-cycles>10</meta:editing-cycles>
    <meta:generator>LibreOffice/5.3.7.2.0$Linux_X86_64 LibreOffice_project/30$Build-2</meta:generator>
    <meta:document-statistic meta:table-count="4" meta:cell-count="720" meta:object-count="0"/>
  </office:meta>
</office:document-meta>
</file>